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685" fo:border="0.74pt solid #000000"/>
    </style:style>
    <style:style style:name="ce4" style:family="table-cell" style:parent-style-name="Default">
      <style:table-cell-properties fo:background-color="#ed1c24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6.04mm" svg:height="99.09mm" svg:x="299.57mm" svg:y="10.35mm">
            <draw:object draw:notify-on-update-of-ranges="Sheet1.A2:Sheet1.A26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312.23mm" svg:y="119.79mm">
            <draw:object draw:notify-on-update-of-ranges="Sheet1.A2:Sheet1.A26 Sheet1.B2:Sheet1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6.62mm" svg:y="119.45mm">
            <draw:object draw:notify-on-update-of-ranges="Sheet1.A2:Sheet1.A26 Sheet1.B2:Sheet1.B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 table:number-columns-spanned="5" table:number-rows-spanned="1">
            <text:p>Tiempos</text:p>
          </table:table-cell>
          <table:covered-table-cell table:number-columns-repeated="4" table:style-name="ce4"/>
          <table:table-cell table:style-name="ce4"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C2]+[.D2]+[.E2]+[.F2]+[.G2]+[.H2]+[.I2]+[.J2]+[.K2]+[.L2])/10" office:value-type="float" office:value="0.004327" calcext:value-type="float">
            <text:p>0.004327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0.006238" calcext:value-type="float">
            <text:p>0.006238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2676" calcext:value-type="float">
            <text:p>0.0026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C3]+[.D3]+[.E3]+[.F3]+[.G3]+[.H3]+[.I3]+[.J3]+[.K3]+[.L3])/10" office:value-type="float" office:value="0.0185739" calcext:value-type="float">
            <text:p>0.0185739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19057" calcext:value-type="float">
            <text:p>0.019057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18159" calcext:value-type="float">
            <text:p>0.018159</text:p>
          </table:table-cell>
          <table:table-cell office:value-type="float" office:value="0.017992" calcext:value-type="float">
            <text:p>0.017992</text:p>
          </table:table-cell>
          <table:table-cell office:value-type="float" office:value="0.017761" calcext:value-type="float">
            <text:p>0.017761</text:p>
          </table:table-cell>
          <table:table-cell office:value-type="float" office:value="0.017874" calcext:value-type="float">
            <text:p>0.017874</text:p>
          </table:table-cell>
          <table:table-cell office:value-type="float" office:value="0.017892" calcext:value-type="float">
            <text:p>0.017892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C4]+[.D4]+[.E4]+[.F4]+[.G4]+[.H4]+[.I4]+[.J4]+[.K4]+[.L4])/10" office:value-type="float" office:value="0.060981" calcext:value-type="float">
            <text:p>0.060981</text:p>
          </table:table-cell>
          <table:table-cell office:value-type="float" office:value="0.061361" calcext:value-type="float">
            <text:p>0.061361</text:p>
          </table:table-cell>
          <table:table-cell office:value-type="float" office:value="0.059941" calcext:value-type="float">
            <text:p>0.059941</text:p>
          </table:table-cell>
          <table:table-cell office:value-type="float" office:value="0.061681" calcext:value-type="float">
            <text:p>0.061681</text:p>
          </table:table-cell>
          <table:table-cell office:value-type="float" office:value="0.065261" calcext:value-type="float">
            <text:p>0.065261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0.060026" calcext:value-type="float">
            <text:p>0.060026</text:p>
          </table:table-cell>
          <table:table-cell office:value-type="float" office:value="0.059688" calcext:value-type="float">
            <text:p>0.059688</text:p>
          </table:table-cell>
          <table:table-cell office:value-type="float" office:value="0.059661" calcext:value-type="float">
            <text:p>0.059661</text:p>
          </table:table-cell>
          <table:table-cell office:value-type="float" office:value="0.059589" calcext:value-type="float">
            <text:p>0.059589</text:p>
          </table:table-cell>
          <table:table-cell office:value-type="float" office:value="0.059924" calcext:value-type="float">
            <text:p>0.0599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C5]+[.D5]+[.E5]+[.F5]+[.G5]+[.H5]+[.I5]+[.J5]+[.K5]+[.L5])/10" office:value-type="float" office:value="0.1415652" calcext:value-type="float">
            <text:p>0.1415652</text:p>
          </table:table-cell>
          <table:table-cell office:value-type="float" office:value="0.145741" calcext:value-type="float">
            <text:p>0.145741</text:p>
          </table:table-cell>
          <table:table-cell office:value-type="float" office:value="0.141809" calcext:value-type="float">
            <text:p>0.141809</text:p>
          </table:table-cell>
          <table:table-cell office:value-type="float" office:value="0.142107" calcext:value-type="float">
            <text:p>0.142107</text:p>
          </table:table-cell>
          <table:table-cell office:value-type="float" office:value="0.141659" calcext:value-type="float">
            <text:p>0.141659</text:p>
          </table:table-cell>
          <table:table-cell office:value-type="float" office:value="0.140599" calcext:value-type="float">
            <text:p>0.140599</text:p>
          </table:table-cell>
          <table:table-cell office:value-type="float" office:value="0.14062" calcext:value-type="float">
            <text:p>0.14062</text:p>
          </table:table-cell>
          <table:table-cell office:value-type="float" office:value="0.141316" calcext:value-type="float">
            <text:p>0.141316</text:p>
          </table:table-cell>
          <table:table-cell office:value-type="float" office:value="0.140844" calcext:value-type="float">
            <text:p>0.140844</text:p>
          </table:table-cell>
          <table:table-cell office:value-type="float" office:value="0.140411" calcext:value-type="float">
            <text:p>0.140411</text:p>
          </table:table-cell>
          <table:table-cell office:value-type="float" office:value="0.140546" calcext:value-type="float">
            <text:p>0.1405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C6]+[.D6]+[.E6]+[.F6]+[.G6]+[.H6]+[.I6]+[.J6]+[.K6]+[.L6])/10" office:value-type="float" office:value="0.274456" calcext:value-type="float">
            <text:p>0.274456</text:p>
          </table:table-cell>
          <table:table-cell office:value-type="float" office:value="0.277841" calcext:value-type="float">
            <text:p>0.277841</text:p>
          </table:table-cell>
          <table:table-cell office:value-type="float" office:value="0.273709" calcext:value-type="float">
            <text:p>0.273709</text:p>
          </table:table-cell>
          <table:table-cell office:value-type="float" office:value="0.274037" calcext:value-type="float">
            <text:p>0.274037</text:p>
          </table:table-cell>
          <table:table-cell office:value-type="float" office:value="0.27411" calcext:value-type="float">
            <text:p>0.27411</text:p>
          </table:table-cell>
          <table:table-cell office:value-type="float" office:value="0.274412" calcext:value-type="float">
            <text:p>0.274412</text:p>
          </table:table-cell>
          <table:table-cell office:value-type="float" office:value="0.273764" calcext:value-type="float">
            <text:p>0.273764</text:p>
          </table:table-cell>
          <table:table-cell office:value-type="float" office:value="0.274489" calcext:value-type="float">
            <text:p>0.274489</text:p>
          </table:table-cell>
          <table:table-cell office:value-type="float" office:value="0.273994" calcext:value-type="float">
            <text:p>0.273994</text:p>
          </table:table-cell>
          <table:table-cell office:value-type="float" office:value="0.273734" calcext:value-type="float">
            <text:p>0.273734</text:p>
          </table:table-cell>
          <table:table-cell office:value-type="float" office:value="0.27447" calcext:value-type="float">
            <text:p>0.274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C7]+[.D7]+[.E7]+[.F7]+[.G7]+[.H7]+[.I7]+[.J7]+[.K7]+[.L7])/10" office:value-type="float" office:value="0.4719649" calcext:value-type="float">
            <text:p>0.4719649</text:p>
          </table:table-cell>
          <table:table-cell office:value-type="float" office:value="0.474434" calcext:value-type="float">
            <text:p>0.474434</text:p>
          </table:table-cell>
          <table:table-cell office:value-type="float" office:value="0.470982" calcext:value-type="float">
            <text:p>0.470982</text:p>
          </table:table-cell>
          <table:table-cell office:value-type="float" office:value="0.471363" calcext:value-type="float">
            <text:p>0.471363</text:p>
          </table:table-cell>
          <table:table-cell office:value-type="float" office:value="0.471886" calcext:value-type="float">
            <text:p>0.471886</text:p>
          </table:table-cell>
          <table:table-cell office:value-type="float" office:value="0.472767" calcext:value-type="float">
            <text:p>0.472767</text:p>
          </table:table-cell>
          <table:table-cell office:value-type="float" office:value="0.471989" calcext:value-type="float">
            <text:p>0.471989</text:p>
          </table:table-cell>
          <table:table-cell office:value-type="float" office:value="0.470694" calcext:value-type="float">
            <text:p>0.470694</text:p>
          </table:table-cell>
          <table:table-cell office:value-type="float" office:value="0.471886" calcext:value-type="float">
            <text:p>0.471886</text:p>
          </table:table-cell>
          <table:table-cell office:value-type="float" office:value="0.471862" calcext:value-type="float">
            <text:p>0.471862</text:p>
          </table:table-cell>
          <table:table-cell office:value-type="float" office:value="0.471786" calcext:value-type="float">
            <text:p>0.47178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C8]+[.D8]+[.E8]+[.F8]+[.G8]+[.H8]+[.I8]+[.J8]+[.K8]+[.L8])/10" office:value-type="float" office:value="0.7473421" calcext:value-type="float">
            <text:p>0.7473421</text:p>
          </table:table-cell>
          <table:table-cell office:value-type="float" office:value="0.750663" calcext:value-type="float">
            <text:p>0.750663</text:p>
          </table:table-cell>
          <table:table-cell office:value-type="float" office:value="0.746781" calcext:value-type="float">
            <text:p>0.746781</text:p>
          </table:table-cell>
          <table:table-cell office:value-type="float" office:value="0.747668" calcext:value-type="float">
            <text:p>0.747668</text:p>
          </table:table-cell>
          <table:table-cell office:value-type="float" office:value="0.747155" calcext:value-type="float">
            <text:p>0.747155</text:p>
          </table:table-cell>
          <table:table-cell office:value-type="float" office:value="0.747899" calcext:value-type="float">
            <text:p>0.747899</text:p>
          </table:table-cell>
          <table:table-cell office:value-type="float" office:value="0.746748" calcext:value-type="float">
            <text:p>0.746748</text:p>
          </table:table-cell>
          <table:table-cell office:value-type="float" office:value="0.746845" calcext:value-type="float">
            <text:p>0.746845</text:p>
          </table:table-cell>
          <table:table-cell office:value-type="float" office:value="0.746896" calcext:value-type="float">
            <text:p>0.746896</text:p>
          </table:table-cell>
          <table:table-cell office:value-type="float" office:value="0.745842" calcext:value-type="float">
            <text:p>0.745842</text:p>
          </table:table-cell>
          <table:table-cell office:value-type="float" office:value="0.746924" calcext:value-type="float">
            <text:p>0.7469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C9]+[.D9]+[.E9]+[.F9]+[.G9]+[.H9]+[.I9]+[.J9]+[.K9]+[.L9])/10" office:value-type="float" office:value="1.113593" calcext:value-type="float">
            <text:p>1.113593</text:p>
          </table:table-cell>
          <table:table-cell office:value-type="float" office:value="1.11615" calcext:value-type="float">
            <text:p>1.11615</text:p>
          </table:table-cell>
          <table:table-cell office:value-type="float" office:value="1.11319" calcext:value-type="float">
            <text:p>1.11319</text:p>
          </table:table-cell>
          <table:table-cell office:value-type="float" office:value="1.11278" calcext:value-type="float">
            <text:p>1.11278</text:p>
          </table:table-cell>
          <table:table-cell office:value-type="float" office:value="1.11362" calcext:value-type="float">
            <text:p>1.11362</text:p>
          </table:table-cell>
          <table:table-cell office:value-type="float" office:value="1.11421" calcext:value-type="float">
            <text:p>1.11421</text:p>
          </table:table-cell>
          <table:table-cell office:value-type="float" office:value="1.11328" calcext:value-type="float">
            <text:p>1.11328</text:p>
          </table:table-cell>
          <table:table-cell office:value-type="float" office:value="1.11338" calcext:value-type="float">
            <text:p>1.11338</text:p>
          </table:table-cell>
          <table:table-cell office:value-type="float" office:value="1.11304" calcext:value-type="float">
            <text:p>1.11304</text:p>
          </table:table-cell>
          <table:table-cell office:value-type="float" office:value="1.11379" calcext:value-type="float">
            <text:p>1.11379</text:p>
          </table:table-cell>
          <table:table-cell office:value-type="float" office:value="1.11249" calcext:value-type="float">
            <text:p>1.1124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[.C10]+[.D10]+[.E10]+[.F10]+[.G10]+[.H10]+[.I10]+[.J10]+[.K10]+[.L10])/10" office:value-type="float" office:value="1.585595" calcext:value-type="float">
            <text:p>1.585595</text:p>
          </table:table-cell>
          <table:table-cell office:value-type="float" office:value="1.58826" calcext:value-type="float">
            <text:p>1.58826</text:p>
          </table:table-cell>
          <table:table-cell office:value-type="float" office:value="1.58462" calcext:value-type="float">
            <text:p>1.58462</text:p>
          </table:table-cell>
          <table:table-cell office:value-type="float" office:value="1.585" calcext:value-type="float">
            <text:p>1.585</text:p>
          </table:table-cell>
          <table:table-cell office:value-type="float" office:value="1.5857" calcext:value-type="float">
            <text:p>1.5857</text:p>
          </table:table-cell>
          <table:table-cell office:value-type="float" office:value="1.58518" calcext:value-type="float">
            <text:p>1.58518</text:p>
          </table:table-cell>
          <table:table-cell office:value-type="float" office:value="1.5856" calcext:value-type="float">
            <text:p>1.5856</text:p>
          </table:table-cell>
          <table:table-cell office:value-type="float" office:value="1.58598" calcext:value-type="float">
            <text:p>1.58598</text:p>
          </table:table-cell>
          <table:table-cell office:value-type="float" office:value="1.5861" calcext:value-type="float">
            <text:p>1.5861</text:p>
          </table:table-cell>
          <table:table-cell office:value-type="float" office:value="1.58545" calcext:value-type="float">
            <text:p>1.58545</text:p>
          </table:table-cell>
          <table:table-cell office:value-type="float" office:value="1.58406" calcext:value-type="float">
            <text:p>1.584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C11]+[.D11]+[.E11]+[.F11]+[.G11]+[.H11]+[.I11]+[.J11]+[.K11]+[.L11])/10" office:value-type="float" office:value="2.170823" calcext:value-type="float">
            <text:p>2.170823</text:p>
          </table:table-cell>
          <table:table-cell office:value-type="float" office:value="2.17323" calcext:value-type="float">
            <text:p>2.17323</text:p>
          </table:table-cell>
          <table:table-cell office:value-type="float" office:value="2.16939" calcext:value-type="float">
            <text:p>2.16939</text:p>
          </table:table-cell>
          <table:table-cell office:value-type="float" office:value="2.17003" calcext:value-type="float">
            <text:p>2.17003</text:p>
          </table:table-cell>
          <table:table-cell office:value-type="float" office:value="2.17012" calcext:value-type="float">
            <text:p>2.17012</text:p>
          </table:table-cell>
          <table:table-cell office:value-type="float" office:value="2.17094" calcext:value-type="float">
            <text:p>2.17094</text:p>
          </table:table-cell>
          <table:table-cell office:value-type="float" office:value="2.17073" calcext:value-type="float">
            <text:p>2.17073</text:p>
          </table:table-cell>
          <table:table-cell office:value-type="float" office:value="2.17126" calcext:value-type="float">
            <text:p>2.17126</text:p>
          </table:table-cell>
          <table:table-cell office:value-type="float" office:value="2.17138" calcext:value-type="float">
            <text:p>2.17138</text:p>
          </table:table-cell>
          <table:table-cell office:value-type="float" office:value="2.17137" calcext:value-type="float">
            <text:p>2.17137</text:p>
          </table:table-cell>
          <table:table-cell office:value-type="float" office:value="2.16978" calcext:value-type="float">
            <text:p>2.1697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[.C12]+[.D12]+[.E12]+[.F12]+[.G12]+[.H12]+[.I12]+[.J12]+[.K12]+[.L12])/10" office:value-type="float" office:value="2.892699" calcext:value-type="float">
            <text:p>2.892699</text:p>
          </table:table-cell>
          <table:table-cell office:value-type="float" office:value="2.89065" calcext:value-type="float">
            <text:p>2.89065</text:p>
          </table:table-cell>
          <table:table-cell office:value-type="float" office:value="2.88743" calcext:value-type="float">
            <text:p>2.88743</text:p>
          </table:table-cell>
          <table:table-cell office:value-type="float" office:value="2.88805" calcext:value-type="float">
            <text:p>2.88805</text:p>
          </table:table-cell>
          <table:table-cell office:value-type="float" office:value="2.88461" calcext:value-type="float">
            <text:p>2.88461</text:p>
          </table:table-cell>
          <table:table-cell office:value-type="float" office:value="2.88537" calcext:value-type="float">
            <text:p>2.88537</text:p>
          </table:table-cell>
          <table:table-cell office:value-type="float" office:value="2.88494" calcext:value-type="float">
            <text:p>2.88494</text:p>
          </table:table-cell>
          <table:table-cell office:value-type="float" office:value="2.88622" calcext:value-type="float">
            <text:p>2.88622</text:p>
          </table:table-cell>
          <table:table-cell office:value-type="float" office:value="2.88463" calcext:value-type="float">
            <text:p>2.88463</text:p>
          </table:table-cell>
          <table:table-cell office:value-type="float" office:value="2.89037" calcext:value-type="float">
            <text:p>2.89037</text:p>
          </table:table-cell>
          <table:table-cell office:value-type="float" office:value="2.94472" calcext:value-type="float">
            <text:p>2.9447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[.C13]+[.D13]+[.E13]+[.F13]+[.G13]+[.H13]+[.I13]+[.J13]+[.K13]+[.L13])/10" office:value-type="float" office:value="3.741426" calcext:value-type="float">
            <text:p>3.741426</text:p>
          </table:table-cell>
          <table:table-cell office:value-type="float" office:value="3.74748" calcext:value-type="float">
            <text:p>3.74748</text:p>
          </table:table-cell>
          <table:table-cell office:value-type="float" office:value="3.74289" calcext:value-type="float">
            <text:p>3.74289</text:p>
          </table:table-cell>
          <table:table-cell office:value-type="float" office:value="3.73925" calcext:value-type="float">
            <text:p>3.73925</text:p>
          </table:table-cell>
          <table:table-cell office:value-type="float" office:value="3.74049" calcext:value-type="float">
            <text:p>3.74049</text:p>
          </table:table-cell>
          <table:table-cell office:value-type="float" office:value="3.73979" calcext:value-type="float">
            <text:p>3.73979</text:p>
          </table:table-cell>
          <table:table-cell office:value-type="float" office:value="3.73973" calcext:value-type="float">
            <text:p>3.73973</text:p>
          </table:table-cell>
          <table:table-cell office:value-type="float" office:value="3.74106" calcext:value-type="float">
            <text:p>3.74106</text:p>
          </table:table-cell>
          <table:table-cell office:value-type="float" office:value="3.74249" calcext:value-type="float">
            <text:p>3.74249</text:p>
          </table:table-cell>
          <table:table-cell office:value-type="float" office:value="3.74187" calcext:value-type="float">
            <text:p>3.74187</text:p>
          </table:table-cell>
          <table:table-cell office:value-type="float" office:value="3.73921" calcext:value-type="float">
            <text:p>3.7392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[.C14]+[.D14]+[.E14]+[.F14]+[.G14]+[.H14]+[.I14]+[.J14]+[.K14]+[.L14])/10" office:value-type="float" office:value="4.758461" calcext:value-type="float">
            <text:p>4.758461</text:p>
          </table:table-cell>
          <table:table-cell office:value-type="float" office:value="4.75776" calcext:value-type="float">
            <text:p>4.75776</text:p>
          </table:table-cell>
          <table:table-cell office:value-type="float" office:value="4.75375" calcext:value-type="float">
            <text:p>4.75375</text:p>
          </table:table-cell>
          <table:table-cell office:value-type="float" office:value="4.75828" calcext:value-type="float">
            <text:p>4.75828</text:p>
          </table:table-cell>
          <table:table-cell office:value-type="float" office:value="4.76471" calcext:value-type="float">
            <text:p>4.76471</text:p>
          </table:table-cell>
          <table:table-cell office:value-type="float" office:value="4.75871" calcext:value-type="float">
            <text:p>4.75871</text:p>
          </table:table-cell>
          <table:table-cell office:value-type="float" office:value="4.76063" calcext:value-type="float">
            <text:p>4.76063</text:p>
          </table:table-cell>
          <table:table-cell office:value-type="float" office:value="4.75833" calcext:value-type="float">
            <text:p>4.75833</text:p>
          </table:table-cell>
          <table:table-cell office:value-type="float" office:value="4.75742" calcext:value-type="float">
            <text:p>4.75742</text:p>
          </table:table-cell>
          <table:table-cell office:value-type="float" office:value="4.75788" calcext:value-type="float">
            <text:p>4.75788</text:p>
          </table:table-cell>
          <table:table-cell office:value-type="float" office:value="4.75714" calcext:value-type="float">
            <text:p>4.7571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[.C15]+[.D15]+[.E15]+[.F15]+[.G15]+[.H15]+[.I15]+[.J15]+[.K15]+[.L15])/10" office:value-type="float" office:value="6.049679" calcext:value-type="float">
            <text:p>6.049679</text:p>
          </table:table-cell>
          <table:table-cell office:value-type="float" office:value="5.96812" calcext:value-type="float">
            <text:p>5.96812</text:p>
          </table:table-cell>
          <table:table-cell office:value-type="float" office:value="5.9466" calcext:value-type="float">
            <text:p>5.9466</text:p>
          </table:table-cell>
          <table:table-cell office:value-type="float" office:value="5.96737" calcext:value-type="float">
            <text:p>5.96737</text:p>
          </table:table-cell>
          <table:table-cell office:value-type="float" office:value="6.38089" calcext:value-type="float">
            <text:p>6.38089</text:p>
          </table:table-cell>
          <table:table-cell office:value-type="float" office:value="6.20308" calcext:value-type="float">
            <text:p>6.20308</text:p>
          </table:table-cell>
          <table:table-cell office:value-type="float" office:value="6.22644" calcext:value-type="float">
            <text:p>6.22644</text:p>
          </table:table-cell>
          <table:table-cell office:value-type="float" office:value="5.96397" calcext:value-type="float">
            <text:p>5.96397</text:p>
          </table:table-cell>
          <table:table-cell office:value-type="float" office:value="5.94839" calcext:value-type="float">
            <text:p>5.94839</text:p>
          </table:table-cell>
          <table:table-cell office:value-type="float" office:value="5.94636" calcext:value-type="float">
            <text:p>5.94636</text:p>
          </table:table-cell>
          <table:table-cell office:value-type="float" office:value="5.94557" calcext:value-type="float">
            <text:p>5.945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C16]+[.D16]+[.E16]+[.F16]+[.G16]+[.H16]+[.I16]+[.J16]+[.K16]+[.L16])/10" office:value-type="float" office:value="7.352899" calcext:value-type="float">
            <text:p>7.352899</text:p>
          </table:table-cell>
          <table:table-cell office:value-type="float" office:value="7.31443" calcext:value-type="float">
            <text:p>7.31443</text:p>
          </table:table-cell>
          <table:table-cell office:value-type="float" office:value="7.30758" calcext:value-type="float">
            <text:p>7.30758</text:p>
          </table:table-cell>
          <table:table-cell office:value-type="float" office:value="7.30171" calcext:value-type="float">
            <text:p>7.30171</text:p>
          </table:table-cell>
          <table:table-cell office:value-type="float" office:value="7.31062" calcext:value-type="float">
            <text:p>7.31062</text:p>
          </table:table-cell>
          <table:table-cell office:value-type="float" office:value="7.35342" calcext:value-type="float">
            <text:p>7.35342</text:p>
          </table:table-cell>
          <table:table-cell office:value-type="float" office:value="7.30106" calcext:value-type="float">
            <text:p>7.30106</text:p>
          </table:table-cell>
          <table:table-cell office:value-type="float" office:value="7.31163" calcext:value-type="float">
            <text:p>7.31163</text:p>
          </table:table-cell>
          <table:table-cell office:value-type="float" office:value="7.58411" calcext:value-type="float">
            <text:p>7.58411</text:p>
          </table:table-cell>
          <table:table-cell office:value-type="float" office:value="7.4326" calcext:value-type="float">
            <text:p>7.4326</text:p>
          </table:table-cell>
          <table:table-cell office:value-type="float" office:value="7.31183" calcext:value-type="float">
            <text:p>7.3118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([.C17]+[.D17]+[.E17]+[.F17]+[.G17]+[.H17]+[.I17]+[.J17]+[.K17]+[.L17])/10" office:value-type="float" office:value="8.877567" calcext:value-type="float">
            <text:p>8.877567</text:p>
          </table:table-cell>
          <table:table-cell office:value-type="float" office:value="8.87694" calcext:value-type="float">
            <text:p>8.87694</text:p>
          </table:table-cell>
          <table:table-cell office:value-type="float" office:value="8.8732" calcext:value-type="float">
            <text:p>8.8732</text:p>
          </table:table-cell>
          <table:table-cell office:value-type="float" office:value="8.87373" calcext:value-type="float">
            <text:p>8.87373</text:p>
          </table:table-cell>
          <table:table-cell office:value-type="float" office:value="8.87892" calcext:value-type="float">
            <text:p>8.87892</text:p>
          </table:table-cell>
          <table:table-cell office:value-type="float" office:value="8.87681" calcext:value-type="float">
            <text:p>8.87681</text:p>
          </table:table-cell>
          <table:table-cell office:value-type="float" office:value="8.88582" calcext:value-type="float">
            <text:p>8.88582</text:p>
          </table:table-cell>
          <table:table-cell office:value-type="float" office:value="8.8789" calcext:value-type="float">
            <text:p>8.8789</text:p>
          </table:table-cell>
          <table:table-cell office:value-type="float" office:value="8.87288" calcext:value-type="float">
            <text:p>8.87288</text:p>
          </table:table-cell>
          <table:table-cell office:value-type="float" office:value="8.88512" calcext:value-type="float">
            <text:p>8.88512</text:p>
          </table:table-cell>
          <table:table-cell office:value-type="float" office:value="8.87335" calcext:value-type="float">
            <text:p>8.8733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([.C18]+[.D18]+[.E18]+[.F18]+[.G18]+[.H18]+[.I18]+[.J18]+[.K18]+[.L18])/10" office:value-type="float" office:value="10.71341" calcext:value-type="float">
            <text:p>10.71341</text:p>
          </table:table-cell>
          <table:table-cell office:value-type="float" office:value="10.6568" calcext:value-type="float">
            <text:p>10.6568</text:p>
          </table:table-cell>
          <table:table-cell office:value-type="float" office:value="10.6727" calcext:value-type="float">
            <text:p>10.6727</text:p>
          </table:table-cell>
          <table:table-cell office:value-type="float" office:value="10.6644" calcext:value-type="float">
            <text:p>10.6644</text:p>
          </table:table-cell>
          <table:table-cell office:value-type="float" office:value="10.6552" calcext:value-type="float">
            <text:p>10.6552</text:p>
          </table:table-cell>
          <table:table-cell office:value-type="float" office:value="10.7186" calcext:value-type="float">
            <text:p>10.7186</text:p>
          </table:table-cell>
          <table:table-cell office:value-type="float" office:value="10.6693" calcext:value-type="float">
            <text:p>10.6693</text:p>
          </table:table-cell>
          <table:table-cell office:value-type="float" office:value="11.0643" calcext:value-type="float">
            <text:p>11.0643</text:p>
          </table:table-cell>
          <table:table-cell office:value-type="float" office:value="10.7084" calcext:value-type="float">
            <text:p>10.7084</text:p>
          </table:table-cell>
          <table:table-cell office:value-type="float" office:value="10.6627" calcext:value-type="float">
            <text:p>10.6627</text:p>
          </table:table-cell>
          <table:table-cell office:value-type="float" office:value="10.6617" calcext:value-type="float">
            <text:p>10.661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[.C19]+[.D19]+[.E19]+[.F19]+[.G19]+[.H19]+[.I19]+[.J19]+[.K19]+[.L19])/10" office:value-type="float" office:value="12.72497" calcext:value-type="float">
            <text:p>12.72497</text:p>
          </table:table-cell>
          <table:table-cell office:value-type="float" office:value="12.6714" calcext:value-type="float">
            <text:p>12.6714</text:p>
          </table:table-cell>
          <table:table-cell office:value-type="float" office:value="12.6927" calcext:value-type="float">
            <text:p>12.6927</text:p>
          </table:table-cell>
          <table:table-cell office:value-type="float" office:value="12.6659" calcext:value-type="float">
            <text:p>12.6659</text:p>
          </table:table-cell>
          <table:table-cell office:value-type="float" office:value="13.1991" calcext:value-type="float">
            <text:p>13.1991</text:p>
          </table:table-cell>
          <table:table-cell office:value-type="float" office:value="12.6676" calcext:value-type="float">
            <text:p>12.6676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12.6617" calcext:value-type="float">
            <text:p>12.6617</text:p>
          </table:table-cell>
          <table:table-cell office:value-type="float" office:value="12.6631" calcext:value-type="float">
            <text:p>12.6631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2.7012" calcext:value-type="float">
            <text:p>12.701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C20]+[.D20]+[.E20]+[.F20]+[.G20]+[.H20]+[.I20]+[.J20]+[.K20]+[.L20])/10" office:value-type="float" office:value="14.9355" calcext:value-type="float">
            <text:p>14.9355</text:p>
          </table:table-cell>
          <table:table-cell office:value-type="float" office:value="14.9334" calcext:value-type="float">
            <text:p>14.9334</text:p>
          </table:table-cell>
          <table:table-cell table:number-columns-repeated="2" office:value-type="float" office:value="14.9442" calcext:value-type="float">
            <text:p>14.9442</text:p>
          </table:table-cell>
          <table:table-cell office:value-type="float" office:value="14.9365" calcext:value-type="float">
            <text:p>14.9365</text:p>
          </table:table-cell>
          <table:table-cell office:value-type="float" office:value="14.9321" calcext:value-type="float">
            <text:p>14.9321</text:p>
          </table:table-cell>
          <table:table-cell office:value-type="float" office:value="14.9481" calcext:value-type="float">
            <text:p>14.9481</text:p>
          </table:table-cell>
          <table:table-cell office:value-type="float" office:value="14.9289" calcext:value-type="float">
            <text:p>14.9289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4.921" calcext:value-type="float">
            <text:p>14.921</text:p>
          </table:table-cell>
          <table:table-cell office:value-type="float" office:value="14.9333" calcext:value-type="float">
            <text:p>14.93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C21]+[.D21]+[.E21]+[.F21]+[.G21]+[.H21]+[.I21]+[.J21]+[.K21]+[.L21])/10" office:value-type="float" office:value="17.6516" calcext:value-type="float">
            <text:p>17.6516</text:p>
          </table:table-cell>
          <table:table-cell office:value-type="float" office:value="17.4291" calcext:value-type="float">
            <text:p>17.4291</text:p>
          </table:table-cell>
          <table:table-cell office:value-type="float" office:value="18.756" calcext:value-type="float">
            <text:p>18.756</text:p>
          </table:table-cell>
          <table:table-cell office:value-type="float" office:value="17.9642" calcext:value-type="float">
            <text:p>17.9642</text:p>
          </table:table-cell>
          <table:table-cell office:value-type="float" office:value="17.7647" calcext:value-type="float">
            <text:p>17.7647</text:p>
          </table:table-cell>
          <table:table-cell office:value-type="float" office:value="17.4722" calcext:value-type="float">
            <text:p>17.4722</text:p>
          </table:table-cell>
          <table:table-cell office:value-type="float" office:value="17.4329" calcext:value-type="float">
            <text:p>17.4329</text:p>
          </table:table-cell>
          <table:table-cell office:value-type="float" office:value="17.4223" calcext:value-type="float">
            <text:p>17.4223</text:p>
          </table:table-cell>
          <table:table-cell office:value-type="float" office:value="17.4161" calcext:value-type="float">
            <text:p>17.4161</text:p>
          </table:table-cell>
          <table:table-cell office:value-type="float" office:value="17.4308" calcext:value-type="float">
            <text:p>17.4308</text:p>
          </table:table-cell>
          <table:table-cell office:value-type="float" office:value="17.4277" calcext:value-type="float">
            <text:p>17.427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C22]+[.D22]+[.E22]+[.F22]+[.G22]+[.H22]+[.I22]+[.J22]+[.K22]+[.L22])/10" office:value-type="float" office:value="20.18855" calcext:value-type="float">
            <text:p>20.18855</text:p>
          </table:table-cell>
          <table:table-cell office:value-type="float" office:value="20.194" calcext:value-type="float">
            <text:p>20.194</text:p>
          </table:table-cell>
          <table:table-cell office:value-type="float" office:value="20.1857" calcext:value-type="float">
            <text:p>20.1857</text:p>
          </table:table-cell>
          <table:table-cell office:value-type="float" office:value="20.1967" calcext:value-type="float">
            <text:p>20.1967</text:p>
          </table:table-cell>
          <table:table-cell office:value-type="float" office:value="20.1932" calcext:value-type="float">
            <text:p>20.1932</text:p>
          </table:table-cell>
          <table:table-cell office:value-type="float" office:value="20.1952" calcext:value-type="float">
            <text:p>20.1952</text:p>
          </table:table-cell>
          <table:table-cell office:value-type="float" office:value="20.2001" calcext:value-type="float">
            <text:p>20.2001</text:p>
          </table:table-cell>
          <table:table-cell office:value-type="float" office:value="20.1769" calcext:value-type="float">
            <text:p>20.1769</text:p>
          </table:table-cell>
          <table:table-cell office:value-type="float" office:value="20.1799" calcext:value-type="float">
            <text:p>20.1799</text:p>
          </table:table-cell>
          <table:table-cell office:value-type="float" office:value="20.1898" calcext:value-type="float">
            <text:p>20.1898</text:p>
          </table:table-cell>
          <table:table-cell office:value-type="float" office:value="20.174" calcext:value-type="float">
            <text:p>20.17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[.C23]+[.D23]+[.E23]+[.F23]+[.G23]+[.H23]+[.I23]+[.J23]+[.K23]+[.L23])/10" office:value-type="float" office:value="23.25965" calcext:value-type="float">
            <text:p>23.25965</text:p>
          </table:table-cell>
          <table:table-cell office:value-type="float" office:value="23.2612" calcext:value-type="float">
            <text:p>23.2612</text:p>
          </table:table-cell>
          <table:table-cell office:value-type="float" office:value="23.2608" calcext:value-type="float">
            <text:p>23.2608</text:p>
          </table:table-cell>
          <table:table-cell office:value-type="float" office:value="23.2665" calcext:value-type="float">
            <text:p>23.2665</text:p>
          </table:table-cell>
          <table:table-cell office:value-type="float" office:value="23.2511" calcext:value-type="float">
            <text:p>23.2511</text:p>
          </table:table-cell>
          <table:table-cell office:value-type="float" office:value="23.2605" calcext:value-type="float">
            <text:p>23.2605</text:p>
          </table:table-cell>
          <table:table-cell office:value-type="float" office:value="23.2622" calcext:value-type="float">
            <text:p>23.2622</text:p>
          </table:table-cell>
          <table:table-cell office:value-type="float" office:value="23.2557" calcext:value-type="float">
            <text:p>23.2557</text:p>
          </table:table-cell>
          <table:table-cell office:value-type="float" office:value="23.2501" calcext:value-type="float">
            <text:p>23.2501</text:p>
          </table:table-cell>
          <table:table-cell office:value-type="float" office:value="23.2652" calcext:value-type="float">
            <text:p>23.2652</text:p>
          </table:table-cell>
          <table:table-cell office:value-type="float" office:value="23.2632" calcext:value-type="float">
            <text:p>23.263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([.C24]+[.D24]+[.E24]+[.F24]+[.G24]+[.H24]+[.I24]+[.J24]+[.K24]+[.L24])/10" office:value-type="float" office:value="26.59292" calcext:value-type="float">
            <text:p>26.59292</text:p>
          </table:table-cell>
          <table:table-cell office:value-type="float" office:value="26.6015" calcext:value-type="float">
            <text:p>26.6015</text:p>
          </table:table-cell>
          <table:table-cell office:value-type="float" office:value="26.5873" calcext:value-type="float">
            <text:p>26.5873</text:p>
          </table:table-cell>
          <table:table-cell office:value-type="float" office:value="26.5962" calcext:value-type="float">
            <text:p>26.5962</text:p>
          </table:table-cell>
          <table:table-cell office:value-type="float" office:value="26.5801" calcext:value-type="float">
            <text:p>26.5801</text:p>
          </table:table-cell>
          <table:table-cell office:value-type="float" office:value="26.5852" calcext:value-type="float">
            <text:p>26.5852</text:p>
          </table:table-cell>
          <table:table-cell office:value-type="float" office:value="26.5964" calcext:value-type="float">
            <text:p>26.5964</text:p>
          </table:table-cell>
          <table:table-cell office:value-type="float" office:value="26.5917" calcext:value-type="float">
            <text:p>26.5917</text:p>
          </table:table-cell>
          <table:table-cell office:value-type="float" office:value="26.6016" calcext:value-type="float">
            <text:p>26.6016</text:p>
          </table:table-cell>
          <table:table-cell office:value-type="float" office:value="26.6048" calcext:value-type="float">
            <text:p>26.6048</text:p>
          </table:table-cell>
          <table:table-cell office:value-type="float" office:value="26.5844" calcext:value-type="float">
            <text:p>26.584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([.C25]+[.D25]+[.E25]+[.F25]+[.G25]+[.H25]+[.I25]+[.J25]+[.K25]+[.L25])/10" office:value-type="float" office:value="30.44521" calcext:value-type="float">
            <text:p>30.44521</text:p>
          </table:table-cell>
          <table:table-cell office:value-type="float" office:value="30.2508" calcext:value-type="float">
            <text:p>30.2508</text:p>
          </table:table-cell>
          <table:table-cell office:value-type="float" office:value="30.9234" calcext:value-type="float">
            <text:p>30.9234</text:p>
          </table:table-cell>
          <table:table-cell office:value-type="float" office:value="30.3608" calcext:value-type="float">
            <text:p>30.3608</text:p>
          </table:table-cell>
          <table:table-cell office:value-type="float" office:value="30.2704" calcext:value-type="float">
            <text:p>30.2704</text:p>
          </table:table-cell>
          <table:table-cell office:value-type="float" office:value="30.6373" calcext:value-type="float">
            <text:p>30.6373</text:p>
          </table:table-cell>
          <table:table-cell office:value-type="float" office:value="30.2242" calcext:value-type="float">
            <text:p>30.2242</text:p>
          </table:table-cell>
          <table:table-cell office:value-type="float" office:value="30.6582" calcext:value-type="float">
            <text:p>30.6582</text:p>
          </table:table-cell>
          <table:table-cell office:value-type="float" office:value="30.254" calcext:value-type="float">
            <text:p>30.254</text:p>
          </table:table-cell>
          <table:table-cell office:value-type="float" office:value="30.2343" calcext:value-type="float">
            <text:p>30.2343</text:p>
          </table:table-cell>
          <table:table-cell office:value-type="float" office:value="30.6387" calcext:value-type="float">
            <text:p>30.63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C26]+[.D26]+[.E26]+[.F26]+[.G26]+[.H26]+[.I26]+[.J26]+[.K26]+[.L26])/10" office:value-type="float" office:value="34.42601" calcext:value-type="float">
            <text:p>34.42601</text:p>
          </table:table-cell>
          <table:table-cell office:value-type="float" office:value="34.855" calcext:value-type="float">
            <text:p>34.855</text:p>
          </table:table-cell>
          <table:table-cell office:value-type="float" office:value="34.1415" calcext:value-type="float">
            <text:p>34.1415</text:p>
          </table:table-cell>
          <table:table-cell office:value-type="float" office:value="34.146" calcext:value-type="float">
            <text:p>34.146</text:p>
          </table:table-cell>
          <table:table-cell office:value-type="float" office:value="34.7026" calcext:value-type="float">
            <text:p>34.7026</text:p>
          </table:table-cell>
          <table:table-cell office:value-type="float" office:value="34.167" calcext:value-type="float">
            <text:p>34.167</text:p>
          </table:table-cell>
          <table:table-cell office:value-type="float" office:value="34.1679" calcext:value-type="float">
            <text:p>34.1679</text:p>
          </table:table-cell>
          <table:table-cell office:value-type="float" office:value="34.8675" calcext:value-type="float">
            <text:p>34.8675</text:p>
          </table:table-cell>
          <table:table-cell office:value-type="float" office:value="34.1668" calcext:value-type="float">
            <text:p>34.1668</text:p>
          </table:table-cell>
          <table:table-cell office:value-type="float" office:value="34.8519" calcext:value-type="float">
            <text:p>34.8519</text:p>
          </table:table-cell>
          <table:table-cell office:value-type="float" office:value="34.1939" calcext:value-type="float">
            <text:p>34.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54:36.833728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9:14:14.675250374</meta:creation-date>
    <dc:date>2020-03-17T11:59:12.067835262</dc:date>
    <meta:editing-duration>PT11M</meta:editing-duration>
    <meta:editing-cycles>7</meta:editing-cycles>
    <meta:generator>LibreOffice/6.0.7.3$Linux_X86_64 LibreOffice_project/00m0$Build-3</meta:generator>
    <meta:document-statistic meta:table-count="1" meta:cell-count="3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05cm" svg:height="9.91cm" xlink:href=".." xlink:type="simple" chart:class="chart:scatter" chart:style-name="ch1">
        <chart:title svg:x="7.144cm" svg:y="0.334cm" chart:style-name="ch2">
          <text:p>Eficiencia Floyd</text:p>
        </chart:title>
        <chart:legend chart:legend-position="end" svg:x="12.742cm" svg:y="4.407cm" style:legend-expansion="high" chart:style-name="ch3"/>
        <chart:plot-area chart:style-name="ch4" table:cell-range-address="Sheet1.A2:Sheet1.B26" svg:x="1.363cm" svg:y="1.311cm" svg:width="11.027cm" svg:height="7.42cm">
          <chartooo:coordinate-region svg:x="1.984cm" svg:y="1.51cm" svg:width="10.034cm" svg:height="6.574cm"/>
          <chart:axis chart:dimension="x" chart:name="primary-x" chart:style-name="ch5">
            <chart:title svg:x="6.223cm" svg:y="8.929cm" chart:style-name="ch6">
              <text:p>Tamano</text:p>
            </chart:title>
          </chart:axis>
          <chart:axis chart:dimension="y" chart:name="primary-y" chart:style-name="ch5">
            <chart:title svg:x="0.451cm" svg:y="6.031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false" chart:display-r-square="true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2:Sheet1.A26</svg:desc>
                </draw:g>
              </table:table-cell>
              <table:table-cell office:value-type="float" office:value="0.004327">
                <text:p>0.004327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0.0185739">
                <text:p>0.0185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60981">
                <text:p>0.060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0.1415652">
                <text:p>0.1415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274456">
                <text:p>0.274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0.4719649">
                <text:p>0.471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0.7473421">
                <text:p>0.7473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  <table:table-cell office:value-type="float" office:value="1.113593">
                <text:p>1.113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1.585595">
                <text:p>1.585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2.170823">
                <text:p>2.17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2.892699">
                <text:p>2.892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0">
                <text:p>960</text:p>
              </table:table-cell>
              <table:table-cell office:value-type="float" office:value="3.741426">
                <text:p>3.741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0">
                <text:p>1040</text:p>
              </table:table-cell>
              <table:table-cell office:value-type="float" office:value="4.758461">
                <text:p>4.758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0">
                <text:p>1120</text:p>
              </table:table-cell>
              <table:table-cell office:value-type="float" office:value="6.049679">
                <text:p>6.049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7.352899">
                <text:p>7.352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0">
                <text:p>1280</text:p>
              </table:table-cell>
              <table:table-cell office:value-type="float" office:value="8.877567">
                <text:p>8.877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0">
                <text:p>1360</text:p>
              </table:table-cell>
              <table:table-cell office:value-type="float" office:value="10.71341">
                <text:p>10.71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2.72497">
                <text:p>12.72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0">
                <text:p>1520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0">
                <text:p>1600</text:p>
              </table:table-cell>
              <table:table-cell office:value-type="float" office:value="17.6516">
                <text:p>17.6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0">
                <text:p>1680</text:p>
              </table:table-cell>
              <table:table-cell office:value-type="float" office:value="20.18855">
                <text:p>20.18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0">
                <text:p>1760</text:p>
              </table:table-cell>
              <table:table-cell office:value-type="float" office:value="23.25965">
                <text:p>23.25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">
                <text:p>1840</text:p>
              </table:table-cell>
              <table:table-cell office:value-type="float" office:value="26.59292">
                <text:p>26.59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0">
                <text:p>1920</text:p>
              </table:table-cell>
              <table:table-cell office:value-type="float" office:value="30.44521">
                <text:p>30.44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34.42601">
                <text:p>34.4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41cm" svg:y="0.316cm" chart:style-name="ch2">
          <text:p>Eficiencia Floyd</text:p>
        </chart:title>
        <chart:legend chart:legend-position="end" svg:x="11.902cm" svg:y="3.955cm" style:legend-expansion="high" chart:style-name="ch3"/>
        <chart:plot-area chart:style-name="ch4" table:cell-range-address="Sheet1.A2:Sheet1.B26" svg:x="1.33cm" svg:y="1.275cm" svg:width="10.253cm" svg:height="6.57cm">
          <chartooo:coordinate-region svg:x="1.951cm" svg:y="1.474cm" svg:width="9.26cm" svg:height="5.724cm"/>
          <chart:axis chart:dimension="x" chart:name="primary-x" chart:style-name="ch5">
            <chart:title svg:x="5.764cm" svg:y="8.025cm" chart:style-name="ch6">
              <text:p>Tamano </text:p>
            </chart:title>
          </chart:axis>
          <chart:axis chart:dimension="y" chart:name="primary-y" chart:style-name="ch5">
            <chart:title svg:x="0.451cm" svg:y="5.5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false" chart:display-r-square="true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2:Sheet1.A26</svg:desc>
                </draw:g>
              </table:table-cell>
              <table:table-cell office:value-type="float" office:value="0.004327">
                <text:p>0.004327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0.0185739">
                <text:p>0.0185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60981">
                <text:p>0.060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0.1415652">
                <text:p>0.1415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274456">
                <text:p>0.274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0.4719649">
                <text:p>0.471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0.7473421">
                <text:p>0.7473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  <table:table-cell office:value-type="float" office:value="1.113593">
                <text:p>1.113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1.585595">
                <text:p>1.585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2.170823">
                <text:p>2.17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2.892699">
                <text:p>2.892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0">
                <text:p>960</text:p>
              </table:table-cell>
              <table:table-cell office:value-type="float" office:value="3.741426">
                <text:p>3.741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0">
                <text:p>1040</text:p>
              </table:table-cell>
              <table:table-cell office:value-type="float" office:value="4.758461">
                <text:p>4.758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0">
                <text:p>1120</text:p>
              </table:table-cell>
              <table:table-cell office:value-type="float" office:value="6.049679">
                <text:p>6.049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7.352899">
                <text:p>7.352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0">
                <text:p>1280</text:p>
              </table:table-cell>
              <table:table-cell office:value-type="float" office:value="8.877567">
                <text:p>8.877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0">
                <text:p>1360</text:p>
              </table:table-cell>
              <table:table-cell office:value-type="float" office:value="10.71341">
                <text:p>10.71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2.72497">
                <text:p>12.72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0">
                <text:p>1520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0">
                <text:p>1600</text:p>
              </table:table-cell>
              <table:table-cell office:value-type="float" office:value="17.6516">
                <text:p>17.6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0">
                <text:p>1680</text:p>
              </table:table-cell>
              <table:table-cell office:value-type="float" office:value="20.18855">
                <text:p>20.18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0">
                <text:p>1760</text:p>
              </table:table-cell>
              <table:table-cell office:value-type="float" office:value="23.25965">
                <text:p>23.25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">
                <text:p>1840</text:p>
              </table:table-cell>
              <table:table-cell office:value-type="float" office:value="26.59292">
                <text:p>26.59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0">
                <text:p>1920</text:p>
              </table:table-cell>
              <table:table-cell office:value-type="float" office:value="30.44521">
                <text:p>30.44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34.42601">
                <text:p>34.426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Eficiencia Floyd</text:p>
        </chart:title>
        <chart:legend chart:legend-position="end" svg:x="11.058cm" svg:y="3.952cm" style:legend-expansion="high" chart:style-name="ch3"/>
        <chart:plot-area chart:style-name="ch4" table:cell-range-address="Sheet1.A2:Sheet1.B26" svg:x="1.331cm" svg:y="1.275cm" svg:width="9.407cm" svg:height="6.564cm">
          <chartooo:coordinate-region svg:x="1.952cm" svg:y="1.474cm" svg:width="8.414cm" svg:height="5.718cm"/>
          <chart:axis chart:dimension="x" chart:name="primary-x" chart:style-name="ch5">
            <chart:title svg:x="5.342cm" svg:y="8.019cm" chart:style-name="ch6">
              <text:p>Tamano </text:p>
            </chart:title>
          </chart:axis>
          <chart:axis chart:dimension="y" chart:name="primary-y" chart:style-name="ch5">
            <chart:title svg:x="0.451cm" svg:y="5.56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false" chart:display-r-square="true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2:Sheet1.A26</svg:desc>
                </draw:g>
              </table:table-cell>
              <table:table-cell office:value-type="float" office:value="0.004327">
                <text:p>0.004327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0.0185739">
                <text:p>0.0185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60981">
                <text:p>0.060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0.1415652">
                <text:p>0.1415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274456">
                <text:p>0.274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0.4719649">
                <text:p>0.471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0.7473421">
                <text:p>0.7473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  <table:table-cell office:value-type="float" office:value="1.113593">
                <text:p>1.113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1.585595">
                <text:p>1.585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2.170823">
                <text:p>2.17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2.892699">
                <text:p>2.892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0">
                <text:p>960</text:p>
              </table:table-cell>
              <table:table-cell office:value-type="float" office:value="3.741426">
                <text:p>3.741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0">
                <text:p>1040</text:p>
              </table:table-cell>
              <table:table-cell office:value-type="float" office:value="4.758461">
                <text:p>4.758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0">
                <text:p>1120</text:p>
              </table:table-cell>
              <table:table-cell office:value-type="float" office:value="6.049679">
                <text:p>6.049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7.352899">
                <text:p>7.352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0">
                <text:p>1280</text:p>
              </table:table-cell>
              <table:table-cell office:value-type="float" office:value="8.877567">
                <text:p>8.877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0">
                <text:p>1360</text:p>
              </table:table-cell>
              <table:table-cell office:value-type="float" office:value="10.71341">
                <text:p>10.71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2.72497">
                <text:p>12.72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0">
                <text:p>1520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0">
                <text:p>1600</text:p>
              </table:table-cell>
              <table:table-cell office:value-type="float" office:value="17.6516">
                <text:p>17.6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0">
                <text:p>1680</text:p>
              </table:table-cell>
              <table:table-cell office:value-type="float" office:value="20.18855">
                <text:p>20.18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0">
                <text:p>1760</text:p>
              </table:table-cell>
              <table:table-cell office:value-type="float" office:value="23.25965">
                <text:p>23.25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">
                <text:p>1840</text:p>
              </table:table-cell>
              <table:table-cell office:value-type="float" office:value="26.59292">
                <text:p>26.59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0">
                <text:p>1920</text:p>
              </table:table-cell>
              <table:table-cell office:value-type="float" office:value="30.44521">
                <text:p>30.44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34.42601">
                <text:p>34.42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